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nalítica Web</text:p>
      <text:p text:style-name="Standard"/>
      <text:p text:style-name="Standard">## ¿Qué es?</text:p>
      <text:p text:style-name="Standard"><text:s text:c="2"/>- Herramienta que permite medir, recopilar, analizar y presentar datos sobre el comportamiento de los usuarios en sitios web o aplicaciones.</text:p>
      <text:p text:style-name="Standard"><text:s text:c="2"/>- Sirve para entender cómo navegan, qué hacen y cómo mejorar su experiencia.</text:p>
      <text:p text:style-name="Standard"/>
      <text:p text:style-name="Standard">## Objetivo</text:p>
      <text:p text:style-name="Standard"><text:s text:c="2"/>- Identificar patrones de uso.</text:p>
      <text:p text:style-name="Standard"><text:s text:c="2"/>- Detectar problemas de navegación.</text:p>
      <text:p text:style-name="Standard"><text:s text:c="2"/>- Medir conversiones y engagement del usuario.</text:p>
      <text:p text:style-name="Standard"/>
      <text:p text:style-name="Standard">## Métricas comunes</text:p>
      <text:p text:style-name="Standard"><text:s text:c="2"/>- Visitas únicas</text:p>
      <text:p text:style-name="Standard"><text:s text:c="2"/>- Páginas vistas</text:p>
      <text:p text:style-name="Standard"><text:s text:c="2"/>- Duración promedio de sesión</text:p>
      <text:p text:style-name="Standard"><text:s text:c="2"/>- Tasa de rebote</text:p>
      <text:p text:style-name="Standard"><text:s text:c="2"/>- Ratio de conversión</text:p>
      <text:p text:style-name="Standard"/>
      <text:p text:style-name="Standard">## Herramientas típicas</text:p>
      <text:p text:style-name="Standard"><text:s text:c="2"/>- Google Analytics</text:p>
      <text:p text:style-name="Standard"><text:s text:c="2"/>- Adobe Analytics</text:p>
      <text:p text:style-name="Standard"><text:s text:c="2"/>- Mixpanel</text:p>
      <text:p text:style-name="Standard"><text:s text:c="2"/>- Hotjar</text:p>
      <text:p text:style-name="Standard"/>
      <text:p text:style-name="Standard">## Ejemplo básico interactivo</text:p>
      <text:p text:style-name="Standard"><text:s text:c="2"/>- Un ejemplo sencillo que muestra cómo registrar la visita de un usuario y calcular el tiempo que pasa en una págin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22:11:48.954417909</meta:creation-date>
    <dc:date>2025-05-20T23:21:23.262486539</dc:date>
    <meta:editing-duration>PT3M21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21" meta:word-count="120" meta:character-count="733" meta:non-whitespace-character-count="604"/>
  </office:meta>
</office:document-meta>
</file>